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60000000360B775F5A26B9DB07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0pt" fo:font-style="normal" style:font-size-asian="20pt" style:font-style-asian="normal" style:font-size-complex="20pt" style:font-style-complex="normal"/>
    </style:style>
    <style:style style:name="P4" style:family="paragraph">
      <loext:graphic-properties draw:fill-color="#ffffff"/>
    </style:style>
    <style:style style:name="T1" style:family="text">
      <style:text-properties style:font-name="Segoe UI1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font-name="Segoe UI Semibold1" fo:font-size="20pt" fo:language="en" fo:country="US" fo:font-style="normal" fo:text-shadow="none" fo:font-weight="bold" style:letter-kerning="true" style:font-name-asian="Times New Roman1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font-name="Segoe UI Semibold" fo:font-size="20pt" fo:language="en" fo:country="US" fo:font-style="normal" fo:text-shadow="none" fo:font-weight="bold" style:letter-kerning="true" style:font-name-asian="Times New Roman1" style:font-size-asian="20pt" style:language-asian="ar" style:country-asian="SA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font-name="Segoe UI Semibold" fo:font-size="20pt" fo:language="en" fo:country="US" fo:font-style="italic" fo:text-shadow="none" fo:font-weight="bold" style:letter-kerning="true" style:font-name-asian="Times New Roman1" style:font-size-asian="20pt" style:language-asian="ar" style:country-asian="SA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Segoe UI Semibold1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style:font-name="Segoe UI Semibold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11.531cm" svg:x="1.778cm" svg:y="1.016cm">
          <draw:text-box>
            <text:p text:style-name="P1"><text:span text:style-name="T1">Acknowledgments</text:span></text:p>
            <text:p text:style-name="P2"><text:span text:style-name="T2">Creative Worship for the Lutheran Parish, Series B, Quarter 2.</text:span></text:p>
            <text:p text:style-name="P2"><text:span text:style-name="T2">Copyright © 2018 Concordia Publishing House.</text:span></text:p>
            <text:p text:style-name="P2"><text:span text:style-name="T2">All rights reserved. Used by permission.</text:span></text:p>
            <text:p text:style-name="P2"><text:span text:style-name="T2"/></text:p>
            <text:p text:style-name="P2"><text:span text:style-name="T2">Unless otherwise indicated,</text:span></text:p>
            <text:p text:style-name="P2"><text:span text:style-name="T3">all scripture quotations are from </text:span><text:span text:style-name="T4">The Holy Bible, English Standard Version,</text:span><text:span text:style-name="T3"> copyright © 2001 by Crossway Bibles, a division of Good News Publishers.</text:span><text:span text:style-name="T2"> Used by permission. All rights reserved.</text:span></text:p>
            <text:p text:style-name="P2"><text:span text:style-name="T2"/></text:p>
            <text:p text:style-name="P2"><text:span text:style-name="T2">Created by Lutheran Service Builder © 2006 Concordia Publishing House.</text:span><text:span text:style-name="T5"> </text:span></text:p>
            <text:p text:style-name="P2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ackground" xlink:href="Pictures/100000000000060000000360B775F5A26B9DB07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5:08:24.449000000</meta:creation-date>
    <dc:title>Blue template</dc:title>
    <meta:editing-duration>PT16M</meta:editing-duration>
    <meta:editing-cycles>8</meta:editing-cycles>
    <meta:generator>LibreOffice/6.0.1.1$Windows_X86_64 LibreOffice_project/60bfb1526849283ce2491346ed2aa51c465abfe6</meta:generator>
    <dc:date>2018-03-22T18:17:30.849000000</dc:date>
    <meta:document-statistic meta:object-count="24"/>
  </office:meta>
</office:document-meta>
</file>